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YBAR PEVE FRANCISCO RUDENCI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C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LVAREZ GOMEZ, CARLOS RAFA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AYBAR PEVE FRANCISCO RUDENCI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3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3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1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47710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2T22:31:1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